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Headline_20_1">
      <style:text-properties fo:language="pt" fo:country="PT"/>
    </style:style>
    <style:style style:name="P2" style:family="paragraph" style:parent-style-name="Absatz_20_portugiesisch_20_mit_20_Initial">
      <style:text-properties fo:language="pt" fo:country="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00ae00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ortugiesisch - 03</text:h>
      <text:p text:style-name="P2">Os <text:span text:style-name="T1">resultados</text:span> consolidados do Grupo Lusomundo, incluindo interesses minoritários, atingiram um lucro de 135,852 contos no primeiro <text:span text:style-name="T2">semstre</text:span> deste ano. O lucro cifrou-se em 48,928 contos, após interesses minoritários. O resultado operacional gerado pelo grupo foi de 1,8 milhões de contos, enquanto o "<text:span text:style-name="T3">cash-flow</text:span>" operacional atingiu 2,8 milhões de contos. No que respeita aos resultados correntes, os valores <text:span text:style-name="T1">atingiram</text:span> 1,3 milhões de contos, o que corresponde ao dobro do verificado em idêntico período do ano passado. Os <text:span text:style-name="T2">prveitos</text:span> operacionais atingiram 19,9 milhões de contos, um valor 18% acima do registado no primeiro semestre de 1996. Globalmente, a Lusomundo obteve um aumento do volume de negócios na ordem dos três milhões de contos. O activo total consolidado do Grupo Lusomundo situa-se agora nos 49 milhões de contos, acendendo os capitais <text:span text:style-name="T2">própris</text:span> a mais de 16 milhões de contos. No geral, os indicadores económicos e financeiros revelam uma estrutura <text:span text:style-name="T2">económca</text:span> e financeira equilibrada e estabilizada. Os resultados líquidos deste primeiro semestre foram afectados pelo valor dos resultados <text:span text:style-name="T1">extraordinários</text:span>, que acendiam a 937 mil contos. Na origem destes resultados estiveram vários factores como a alienação da participação de 69% da sociedade <text:span text:style-name="T1">detentora</text:span> do cinema Roma ou o ajuste do valor da sua participação no capital da TVI. A política de expansão do grupo <text:span text:style-name="T2">proseguiu</text:span> em diversas área de negócios, merecendo destaque a abertura de um novo multiplex na cidade espanhola de Saragoça, que regista já elevados níveis de ocupação. Nos seis meses de 1997, a Lusomundo fechou ainda um <text:span text:style-name="T2">imortante</text:span> contrato de distribuição com a CTE e a <text:span text:style-name="T3">Carlton Film Distributors</text:span>, garantindo também os direitos de distribuição para televisão do catálogo da <text:span text:style-name="T3">Rank</text:span>, o maior de filmes europeus falados em inglês. A área dos audiovisuais registarem <text:span text:style-name="T1">proveitos</text:span> operacionais de de 5,381 mil contos, o que representa um crescimento de 25% em relação ao período homólogo de 1996, em grande parte motivados pelo lançamento da Sony <text:span text:style-name="T3">Playstation</text:span> e <text:span text:style-name="T3">software</text:span> derivado. O resultado líquido <text:span text:style-name="T2">conolidado</text:span> da Lusomundo Audiovisuais foi de 834,688 contos contra 539,449 contos em Junho de 1996. A Jornalgeste, que gere o ramo de comunicação social, registou um lucro de 173,564 contos no primeiro semestre, quando no <text:span text:style-name="T1">mesmo</text:span> período do ano passado se havia quedado por 16,275 co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bsatz_20_Normal" style:display-name="Absatz Normal" style:family="paragraph" style:parent-style-name="Standard">
      <style:paragraph-properties fo:margin-top="0.199cm" fo:margin-bottom="0.199cm" fo:text-align="justify" style:justify-single-word="false" fo:orphans="2" fo:widows="2" fo:hyphenation-ladder-count="2"/>
      <style:text-properties style:letter-kerning="true" fo:hyphenate="true" fo:hyphenation-remain-char-count="2" fo:hyphenation-push-char-count="2"/>
    </style:style>
    <style:style style:name="Absatz_20_mit_20_Initial" style:display-name="Absatz mit Initial" style:family="paragraph" style:parent-style-name="Absatz_20_Normal" style:next-style-name="Absatz_20_EInzug_20_erste_20_Zeile">
      <style:paragraph-properties>
        <style:drop-cap style:lines="3"/>
      </style:paragraph-properties>
    </style:style>
    <style:style style:name="Absatz_20_EInzug_20_erste_20_Zeile" style:display-name="Absatz EInzug erste Zeile" style:family="paragraph" style:parent-style-name="Absatz_20_Normal">
      <style:paragraph-properties fo:margin-left="0cm" fo:margin-right="0cm" fo:text-indent="0.499cm" style:auto-text-indent="false"/>
    </style:style>
    <style:style style:name="Absatz_20_portugiesisch_20_mit_20_Initial" style:display-name="Absatz portugiesisch mit Initial" style:family="paragraph" style:parent-style-name="Absatz_20_mit_20_Initial">
      <style:text-properties fo:language="pt" fo:country="PT"/>
    </style:style>
    <style:style style:name="Headline" style:family="paragraph" style:parent-style-name="Standard" style:next-style-name="Standard">
      <style:paragraph-properties fo:margin-top="0.499cm" fo:margin-bottom="0.349cm" fo:keep-with-next="always"/>
      <style:text-properties style:font-name="Arial" fo:font-size="22pt" fo:text-shadow="1pt 1pt" fo:font-weight="bold"/>
    </style:style>
    <style:style style:name="Headline_20_1" style:display-name="Headline 1" style:family="paragraph" style:parent-style-name="Headline" style:next-style-name="Absatz_20_mit_20_Initial" style:default-outline-level="1">
      <style:text-properties fo:font-size="20pt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 </meta:initial-creator>
    <meta:creation-date>2000-03-01T14:46:55</meta:creation-date>
    <dc:creator>Helge Delfs</dc:creator>
    <dc:date>2000-04-05T11:10:37</dc:date>
    <dc:language>de-DE</dc:language>
    <meta:editing-cycles>3</meta:editing-cycles>
    <meta:editing-duration>PT1M5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2" meta:word-count="370" meta:character-count="2363"/>
  </office:meta>
</office:document-meta>
</file>